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26df1" officeooo:paragraph-rsid="0016f789" style:font-size-asian="14pt" style:font-size-complex="14pt"/>
    </style:style>
    <style:style style:name="P2" style:family="paragraph" style:parent-style-name="Standard">
      <style:text-properties fo:font-size="14pt" officeooo:rsid="00326df1" officeooo:paragraph-rsid="001e9cc9" style:font-size-asian="14pt" style:font-size-complex="14pt"/>
    </style:style>
    <style:style style:name="P3" style:family="paragraph" style:parent-style-name="Standard">
      <style:text-properties fo:font-size="14pt" officeooo:rsid="00326df1" officeooo:paragraph-rsid="00229071" style:font-size-asian="14pt" style:font-size-complex="14pt"/>
    </style:style>
    <style:style style:name="P4" style:family="paragraph" style:parent-style-name="Standard">
      <style:text-properties fo:font-size="14pt" officeooo:rsid="00326df1" officeooo:paragraph-rsid="00267ad3" style:font-size-asian="14pt" style:font-size-complex="14pt"/>
    </style:style>
    <style:style style:name="P5" style:family="paragraph" style:parent-style-name="Standard">
      <style:text-properties fo:font-size="14pt" officeooo:rsid="00326df1" officeooo:paragraph-rsid="002791c2" style:font-size-asian="14pt" style:font-size-complex="14pt"/>
    </style:style>
    <style:style style:name="P6" style:family="paragraph" style:parent-style-name="Standard">
      <style:text-properties fo:font-size="14pt" officeooo:rsid="0032eb6b" officeooo:paragraph-rsid="0016f789" style:font-size-asian="14pt" style:font-size-complex="14pt"/>
    </style:style>
    <style:style style:name="P7" style:family="paragraph" style:parent-style-name="Standard">
      <style:text-properties fo:font-size="14pt" officeooo:rsid="0016f789" officeooo:paragraph-rsid="0016f789" style:font-size-asian="14pt" style:font-size-complex="14pt"/>
    </style:style>
    <style:style style:name="P8" style:family="paragraph" style:parent-style-name="Standard">
      <style:text-properties fo:font-size="14pt" officeooo:rsid="0017fd3a" officeooo:paragraph-rsid="0018ef8c" style:font-size-asian="14pt" style:font-size-complex="14pt"/>
    </style:style>
    <style:style style:name="P9" style:family="paragraph" style:parent-style-name="Standard">
      <style:text-properties fo:font-size="14pt" officeooo:rsid="0017fd3a" officeooo:paragraph-rsid="002dda7d" style:font-size-asian="14pt" style:font-size-complex="14pt"/>
    </style:style>
    <style:style style:name="P10" style:family="paragraph" style:parent-style-name="Standard">
      <style:text-properties fo:font-size="14pt" officeooo:rsid="0018ef8c" officeooo:paragraph-rsid="0018ef8c" style:font-size-asian="14pt" style:font-size-complex="14pt"/>
    </style:style>
    <style:style style:name="P11" style:family="paragraph" style:parent-style-name="Standard">
      <style:text-properties fo:font-size="14pt" officeooo:rsid="0018ef8c" officeooo:paragraph-rsid="001a75b8" style:font-size-asian="14pt" style:font-size-complex="14pt"/>
    </style:style>
    <style:style style:name="P12" style:family="paragraph" style:parent-style-name="Standard">
      <style:text-properties fo:font-size="14pt" officeooo:rsid="0018ef8c" officeooo:paragraph-rsid="001cc847" style:font-size-asian="14pt" style:font-size-complex="14pt"/>
    </style:style>
    <style:style style:name="P13" style:family="paragraph" style:parent-style-name="Standard">
      <style:text-properties fo:font-size="14pt" officeooo:rsid="0018ef8c" officeooo:paragraph-rsid="001e9cc9" style:font-size-asian="14pt" style:font-size-complex="14pt"/>
    </style:style>
    <style:style style:name="P14" style:family="paragraph" style:parent-style-name="Standard">
      <style:text-properties fo:font-size="14pt" officeooo:rsid="0018ef8c" officeooo:paragraph-rsid="00229071" style:font-size-asian="14pt" style:font-size-complex="14pt"/>
    </style:style>
    <style:style style:name="P15" style:family="paragraph" style:parent-style-name="Standard">
      <style:text-properties fo:font-size="14pt" officeooo:rsid="0018ef8c" officeooo:paragraph-rsid="00267ad3" style:font-size-asian="14pt" style:font-size-complex="14pt"/>
    </style:style>
    <style:style style:name="P16" style:family="paragraph" style:parent-style-name="Standard">
      <style:text-properties fo:font-size="14pt" officeooo:rsid="0018ef8c" officeooo:paragraph-rsid="002dda7d" style:font-size-asian="14pt" style:font-size-complex="14pt"/>
    </style:style>
    <style:style style:name="P17" style:family="paragraph" style:parent-style-name="Standard">
      <style:text-properties fo:font-size="14pt" officeooo:rsid="001a33ae" officeooo:paragraph-rsid="001a33ae" style:font-size-asian="14pt" style:font-size-complex="14pt"/>
    </style:style>
    <style:style style:name="P18" style:family="paragraph" style:parent-style-name="Standard">
      <style:text-properties fo:font-size="14pt" officeooo:rsid="001a75b8" officeooo:paragraph-rsid="001a75b8" style:font-size-asian="14pt" style:font-size-complex="14pt"/>
    </style:style>
    <style:style style:name="P19" style:family="paragraph" style:parent-style-name="Standard">
      <style:text-properties fo:font-size="14pt" officeooo:rsid="001b6019" officeooo:paragraph-rsid="001b6019" style:font-size-asian="14pt" style:font-size-complex="14pt"/>
    </style:style>
    <style:style style:name="P20" style:family="paragraph" style:parent-style-name="Standard">
      <style:text-properties fo:font-size="14pt" officeooo:rsid="001b6019" officeooo:paragraph-rsid="001e9cc9" style:font-size-asian="14pt" style:font-size-complex="14pt"/>
    </style:style>
    <style:style style:name="P21" style:family="paragraph" style:parent-style-name="Standard">
      <style:text-properties fo:font-size="14pt" officeooo:rsid="001b6019" officeooo:paragraph-rsid="00229071" style:font-size-asian="14pt" style:font-size-complex="14pt"/>
    </style:style>
    <style:style style:name="P22" style:family="paragraph" style:parent-style-name="Standard">
      <style:text-properties fo:font-size="14pt" officeooo:rsid="001b6019" officeooo:paragraph-rsid="00267ad3" style:font-size-asian="14pt" style:font-size-complex="14pt"/>
    </style:style>
    <style:style style:name="P23" style:family="paragraph" style:parent-style-name="Standard">
      <style:text-properties fo:font-size="14pt" officeooo:rsid="001b6019" officeooo:paragraph-rsid="002791c2" style:font-size-asian="14pt" style:font-size-complex="14pt"/>
    </style:style>
    <style:style style:name="P24" style:family="paragraph" style:parent-style-name="Standard">
      <style:text-properties fo:font-size="14pt" officeooo:rsid="001cc847" officeooo:paragraph-rsid="001cc847" style:font-size-asian="14pt" style:font-size-complex="14pt"/>
    </style:style>
    <style:style style:name="P25" style:family="paragraph" style:parent-style-name="Standard">
      <style:text-properties fo:font-size="14pt" officeooo:rsid="001cc847" officeooo:paragraph-rsid="001e9cc9" style:font-size-asian="14pt" style:font-size-complex="14pt"/>
    </style:style>
    <style:style style:name="P26" style:family="paragraph" style:parent-style-name="Standard">
      <style:text-properties fo:font-size="14pt" officeooo:rsid="001cc847" officeooo:paragraph-rsid="00229071" style:font-size-asian="14pt" style:font-size-complex="14pt"/>
    </style:style>
    <style:style style:name="P27" style:family="paragraph" style:parent-style-name="Standard">
      <style:text-properties fo:font-size="14pt" officeooo:rsid="001cc847" officeooo:paragraph-rsid="00267ad3" style:font-size-asian="14pt" style:font-size-complex="14pt"/>
    </style:style>
    <style:style style:name="P28" style:family="paragraph" style:parent-style-name="Standard">
      <style:text-properties fo:font-size="14pt" officeooo:rsid="001cc847" officeooo:paragraph-rsid="002791c2" style:font-size-asian="14pt" style:font-size-complex="14pt"/>
    </style:style>
    <style:style style:name="P29" style:family="paragraph" style:parent-style-name="Standard">
      <style:text-properties officeooo:rsid="0032eb6b" officeooo:paragraph-rsid="0016f789"/>
    </style:style>
    <style:style style:name="P30" style:family="paragraph" style:parent-style-name="Standard">
      <style:text-properties officeooo:paragraph-rsid="0016f789"/>
    </style:style>
    <style:style style:name="P31" style:family="paragraph" style:parent-style-name="Standard">
      <style:text-properties officeooo:paragraph-rsid="0018ef8c"/>
    </style:style>
    <style:style style:name="P32" style:family="paragraph" style:parent-style-name="Standard">
      <style:text-properties officeooo:paragraph-rsid="001b6019"/>
    </style:style>
    <style:style style:name="P33" style:family="paragraph" style:parent-style-name="Standard">
      <style:text-properties officeooo:paragraph-rsid="001e9cc9"/>
    </style:style>
    <style:style style:name="P34" style:family="paragraph" style:parent-style-name="Standard">
      <style:text-properties officeooo:paragraph-rsid="00229071"/>
    </style:style>
    <style:style style:name="P35" style:family="paragraph" style:parent-style-name="Standard">
      <style:text-properties officeooo:paragraph-rsid="00267ad3"/>
    </style:style>
    <style:style style:name="P36" style:family="paragraph" style:parent-style-name="Standard">
      <style:text-properties officeooo:paragraph-rsid="002791c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26df1" style:font-size-asian="14pt" style:font-size-complex="14pt"/>
    </style:style>
    <style:style style:name="T3" style:family="text">
      <style:text-properties fo:font-size="14pt" officeooo:rsid="00328d47" style:font-size-asian="14pt" style:font-size-complex="14pt"/>
    </style:style>
    <style:style style:name="T4" style:family="text">
      <style:text-properties fo:font-size="14pt" officeooo:rsid="003365b1" style:font-size-asian="14pt" style:font-size-complex="14pt"/>
    </style:style>
    <style:style style:name="T5" style:family="text">
      <style:text-properties fo:font-size="14pt" officeooo:rsid="0034f349" style:font-size-asian="14pt" style:font-size-complex="14pt"/>
    </style:style>
    <style:style style:name="T6" style:family="text">
      <style:text-properties fo:font-size="14pt" officeooo:rsid="0017fd3a" style:font-size-asian="14pt" style:font-size-complex="14pt"/>
    </style:style>
    <style:style style:name="T7" style:family="text">
      <style:text-properties fo:font-size="14pt" officeooo:rsid="0018ef8c" style:font-size-asian="14pt" style:font-size-complex="14pt"/>
    </style:style>
    <style:style style:name="T8" style:family="text">
      <style:text-properties fo:font-size="14pt" officeooo:rsid="001b6019" style:font-size-asian="14pt" style:font-size-complex="14pt"/>
    </style:style>
    <style:style style:name="T9" style:family="text">
      <style:text-properties fo:font-size="14pt" officeooo:rsid="001f7a2d" style:font-size-asian="14pt" style:font-size-complex="14pt"/>
    </style:style>
    <style:style style:name="T10" style:family="text">
      <style:text-properties fo:font-size="14pt" officeooo:rsid="0026fdaa" style:font-size-asian="14pt" style:font-size-complex="14pt"/>
    </style:style>
    <style:style style:name="T11" style:family="text">
      <style:text-properties fo:font-size="14pt" officeooo:rsid="00295dcc" style:font-size-asian="14pt" style:font-size-complex="14pt"/>
    </style:style>
    <style:style style:name="T12" style:family="text">
      <style:text-properties fo:font-size="14pt" officeooo:rsid="002b0b38" style:font-size-asian="14pt" style:font-size-complex="14pt"/>
    </style:style>
    <style:style style:name="T13" style:family="text">
      <style:text-properties fo:font-size="14pt" officeooo:rsid="002c8381" style:font-size-asian="14pt" style:font-size-complex="14pt"/>
    </style:style>
    <style:style style:name="T14" style:family="text">
      <style:text-properties officeooo:rsid="0018ef8c"/>
    </style:style>
    <style:style style:name="T15" style:family="text">
      <style:text-properties officeooo:rsid="001a33ae"/>
    </style:style>
    <style:style style:name="T16" style:family="text">
      <style:text-properties officeooo:rsid="001e9cc9"/>
    </style:style>
    <style:style style:name="T17" style:family="text">
      <style:text-properties officeooo:rsid="0020bbb7"/>
    </style:style>
    <style:style style:name="T18" style:family="text">
      <style:text-properties officeooo:rsid="00229071"/>
    </style:style>
    <style:style style:name="T19" style:family="text">
      <style:text-properties officeooo:rsid="002338f3"/>
    </style:style>
    <style:style style:name="T20" style:family="text">
      <style:text-properties officeooo:rsid="002527aa"/>
    </style:style>
    <style:style style:name="T21" style:family="text">
      <style:text-properties officeooo:rsid="00267ad3"/>
    </style:style>
    <style:style style:name="T22" style:family="text">
      <style:text-properties officeooo:rsid="0027822a"/>
    </style:style>
    <style:style style:name="T23" style:family="text">
      <style:text-properties officeooo:rsid="002791c2"/>
    </style:style>
    <style:style style:name="T24" style:family="text">
      <style:text-properties officeooo:rsid="0027e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pic Management API:</text:p>
      <text:p text:style-name="P8">API 1:<text:span text:style-name="T14">Get topics url</text:span></text:p>
      <text:p text:style-name="P31"><text:span text:style-name="T7">Syntax: http://localhost:8081/v1.0/topics</text:span></text:p>
      <text:p text:style-name="P10">method: Get</text:p>
      <text:p text:style-name="P10">Response: Topic object list</text:p>
      <text:p text:style-name="P10">[{“id”:””, “name”: “”, ”photopath”: “”, ”topicdescription”:””},<text:span text:style-name="T15">{},{},{}</text:span>]</text:p>
      <text:p text:style-name="P8"/>
      <text:p text:style-name="P17">Api 2 : Get particular topic by id</text:p>
      <text:p text:style-name="P17">Syntax : http:://localhost:8081/v1.0/topics/{id}</text:p>
      <text:p text:style-name="P17">method: Get</text:p>
      <text:p text:style-name="P18">Response: Topic object</text:p>
      <text:p text:style-name="P11">{“id”:””, “name”: “”, ”photopath”: “”, ”topicdescription”:””}</text:p>
      <text:p text:style-name="P11"/>
      <text:p text:style-name="P19">Api 3: Post Topic </text:p>
      <text:p text:style-name="P32"><text:span text:style-name="T8">Syntax : http://localhost:8081/v1.0/topics</text:span></text:p>
      <text:p text:style-name="P24">method: Post</text:p>
      <text:p text:style-name="P24">Request:Topic object</text:p>
      <text:p text:style-name="P12">{“id”:””, “name”: “”, ”photopath”: “”, ”topicdescription”:””}</text:p>
      <text:p text:style-name="P8"><text:s/></text:p>
      <text:p text:style-name="P20">Api <text:span text:style-name="T16">4</text:span>: <text:span text:style-name="T16">Change</text:span> Topic <text:span text:style-name="T16">details</text:span></text:p>
      <text:p text:style-name="P33"><text:span text:style-name="T8">Syntax : http://localhost:8081/v1.0/topics/</text:span><text:span text:style-name="T9">{id}</text:span></text:p>
      <text:p text:style-name="P25">method: P<text:span text:style-name="T17">ut</text:span></text:p>
      <text:p text:style-name="P25">Request:Topic object</text:p>
      <text:p text:style-name="P13">{“id”:””, “name”: “”, ”photopath”: “”, ”topicdescription”:””}</text:p>
      <text:p text:style-name="P2"/>
      <text:p text:style-name="P21">Api <text:span text:style-name="T18">5</text:span>: <text:span text:style-name="T18">Delete a</text:span> Topic </text:p>
      <text:p text:style-name="P34"><text:span text:style-name="T8">Syntax : http://localhost:8081/v1.0/topics/</text:span><text:span text:style-name="T9">{id}</text:span></text:p>
      <text:p text:style-name="P26">method: <text:span text:style-name="T19">Delete</text:span></text:p>
      <text:p text:style-name="P3"/>
      <text:p text:style-name="P2">Api <text:span text:style-name="T20">6</text:span>: Get the names of topic from topic ids.</text:p>
      <text:p text:style-name="P30"><text:span text:style-name="T2">Syntax: http://localhost:8081/v1.0/</text:span><text:span text:style-name="T3">topicdetails</text:span></text:p>
      <text:p text:style-name="P29"><text:span text:style-name="T3">M</text:span><text:span text:style-name="T1">ethod: POST</text:span></text:p>
      <text:p text:style-name="P29"/>
      <text:p text:style-name="P6">Request: list of long giving topic ids</text:p>
      <text:p text:style-name="P29"/>
      <text:p text:style-name="P29"><text:span text:style-name="T1">Response: </text:span><text:span text:style-name="T4">list of strings providing topic names</text:span></text:p>
      <text:p text:style-name="P29"><text:span text:style-name="T4"><text:tab/></text:span><text:span text:style-name="T5">[“”, “”, “” , ]</text:span></text:p>
      <text:p text:style-name="P1"/>
      <text:p text:style-name="P22">Api <text:span text:style-name="T21">7</text:span>: <text:span text:style-name="T21">Validate topic id</text:span></text:p>
      <text:p text:style-name="P35"><text:span text:style-name="T8">Syntax : http://localhost:8081/v1.0/</text:span><text:span text:style-name="T10">validatetopic</text:span><text:span text:style-name="T8">/</text:span><text:span text:style-name="T9">{id}</text:span></text:p>
      <text:p text:style-name="P27">method: <text:span text:style-name="T22">Get</text:span></text:p>
      <text:p text:style-name="P4"/>
      <text:p text:style-name="P23"/>
      <text:p text:style-name="P23"/>
      <text:p text:style-name="P23"/>
      <text:p text:style-name="P23"><text:soft-page-break/>Api <text:span text:style-name="T23">8</text:span>: <text:span text:style-name="T24">Search topic name</text:span></text:p>
      <text:p text:style-name="P36"><text:span text:style-name="T8">Syntax : http://localhost:8081/v1.0/</text:span><text:span text:style-name="T11">searchtopic</text:span><text:span text:style-name="T8">/</text:span><text:span text:style-name="T9">{</text:span><text:span text:style-name="T12">str</text:span><text:span text:style-name="T13">}</text:span></text:p>
      <text:p text:style-name="P28">method: <text:span text:style-name="T22">Get</text:span></text:p>
      <text:p text:style-name="P28">Request:Topic object</text:p>
      <text:p text:style-name="P16">[{“id”:””, “name”: “”, ”photopath”: “”, ”topicdescription”:””},<text:span text:style-name="T15">{},{},{}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0:03:30.195595624</meta:creation-date>
    <dc:date>2018-03-13T20:30:47.746097957</dc:date>
    <meta:editing-duration>PT26M24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149" meta:character-count="1245" meta:non-whitespace-character-count="1130"/>
  </office:meta>
</office:document-meta>
</file>